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124" officeooo:paragraph-rsid="0011d124"/>
    </style:style>
    <style:style style:name="P2" style:family="paragraph" style:parent-style-name="Standard">
      <style:text-properties officeooo:rsid="00129cf2" officeooo:paragraph-rsid="00129cf2"/>
    </style:style>
    <style:style style:name="P3" style:family="paragraph" style:parent-style-name="Standard">
      <style:text-properties officeooo:rsid="00129cf2" officeooo:paragraph-rsid="00156a73"/>
    </style:style>
    <style:style style:name="P4" style:family="paragraph" style:parent-style-name="Standard">
      <style:text-properties officeooo:rsid="00129cf2" officeooo:paragraph-rsid="0015c5f2"/>
    </style:style>
    <style:style style:name="P5" style:family="paragraph" style:parent-style-name="Standard">
      <style:text-properties officeooo:rsid="00129cf2" officeooo:paragraph-rsid="0016c0eb"/>
    </style:style>
    <style:style style:name="P6" style:family="paragraph" style:parent-style-name="Standard" style:list-style-name="L1">
      <style:text-properties officeooo:paragraph-rsid="00129cf2"/>
    </style:style>
    <style:style style:name="P7" style:family="paragraph" style:parent-style-name="Standard">
      <style:text-properties officeooo:paragraph-rsid="00129cf2"/>
    </style:style>
    <style:style style:name="P8" style:family="paragraph" style:parent-style-name="Standard" style:list-style-name="L4">
      <style:text-properties fo:font-weight="normal" officeooo:rsid="0015230e" officeooo:paragraph-rsid="0015230e" style:font-weight-asian="normal" style:font-weight-complex="normal"/>
    </style:style>
    <style:style style:name="P9" style:family="paragraph" style:parent-style-name="Standard">
      <style:text-properties fo:font-weight="normal" officeooo:rsid="0015230e" officeooo:paragraph-rsid="0015230e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15230e" officeooo:paragraph-rsid="0015230e" style:font-weight-asian="normal" style:font-weight-complex="normal"/>
    </style:style>
    <style:style style:name="P11" style:family="paragraph" style:parent-style-name="Standard" style:list-style-name="L5">
      <style:text-properties fo:font-style="normal" fo:font-weight="normal" officeooo:rsid="0015230e" officeooo:paragraph-rsid="0015230e" style:font-style-asian="normal" style:font-weight-asian="normal" style:font-style-complex="normal" style:font-weight-complex="normal"/>
    </style:style>
    <style:style style:name="P12" style:family="paragraph" style:parent-style-name="Standard" style:list-style-name="L5">
      <style:text-properties fo:font-style="italic" fo:font-weight="normal" officeooo:rsid="0015230e" officeooo:paragraph-rsid="0015230e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5230e" officeooo:paragraph-rsid="0015230e" style:font-style-asian="italic" style:font-weight-asian="normal" style:font-style-complex="italic" style:font-weight-complex="normal"/>
    </style:style>
    <style:style style:name="P14" style:family="paragraph" style:parent-style-name="Standard" style:list-style-name="L6">
      <style:text-properties fo:font-style="italic" fo:font-weight="normal" officeooo:rsid="001724e1" officeooo:paragraph-rsid="001724e1" style:font-style-asian="italic" style:font-weight-asian="normal" style:font-style-complex="italic" style:font-weight-complex="normal"/>
    </style:style>
    <style:style style:name="P15" style:family="paragraph" style:parent-style-name="Standard" style:list-style-name="L7">
      <style:text-properties fo:font-style="italic" fo:font-weight="normal" officeooo:rsid="001724e1" officeooo:paragraph-rsid="001724e1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1724e1" officeooo:paragraph-rsid="001724e1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ize="15pt" style:text-underline-style="solid" style:text-underline-width="auto" style:text-underline-color="font-color" fo:font-weight="bold" officeooo:rsid="0016c0eb" officeooo:paragraph-rsid="0016c0eb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6c0eb" officeooo:paragraph-rsid="0016c0eb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1724e1" officeooo:paragraph-rsid="001724e1" style:font-size-asian="13.1000003814697pt" style:font-style-asian="italic" style:font-weight-asian="bold" style:font-size-complex="15pt" style:font-style-complex="italic" style:font-weight-complex="bold"/>
    </style:style>
    <style:style style:name="P20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175d02" officeooo:paragraph-rsid="00175d02" style:font-size-asian="13.1000003814697pt" style:font-style-asian="italic" style:font-weight-asian="bold" style:font-size-complex="15pt" style:font-style-complex="italic" style:font-weight-complex="bold"/>
    </style:style>
    <style:style style:name="P21" style:family="paragraph" style:parent-style-name="Standard" style:list-style-name="L1">
      <style:text-properties officeooo:rsid="0016c0eb" officeooo:paragraph-rsid="0016c0eb"/>
    </style:style>
    <style:style style:name="P22" style:family="paragraph" style:parent-style-name="Standard" style:list-style-name="L1">
      <style:text-properties officeooo:rsid="001724e1" officeooo:paragraph-rsid="001724e1"/>
    </style:style>
    <style:style style:name="P23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724e1" officeooo:paragraph-rsid="001724e1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fo:font-size="12pt" fo:font-style="italic" style:text-underline-style="none" fo:font-weight="normal" officeooo:rsid="001724e1" officeooo:paragraph-rsid="001724e1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font-size="12pt" fo:font-style="normal" style:text-underline-style="none" fo:font-weight="normal" officeooo:rsid="00175d02" officeooo:paragraph-rsid="00175d0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29cf2"/>
    </style:style>
    <style:style style:name="T2" style:family="text">
      <style:text-properties officeooo:rsid="00136c2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6c21" style:font-weight-asian="bold" style:font-weight-complex="bold"/>
    </style:style>
    <style:style style:name="T5" style:family="text">
      <style:text-properties fo:font-weight="bold" officeooo:rsid="0015230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bold" officeooo:rsid="00156a73" style:font-style-asian="italic" style:font-weight-asian="bold" style:font-style-complex="italic" style:font-weight-complex="bold"/>
    </style:style>
    <style:style style:name="T8" style:family="text">
      <style:text-properties officeooo:rsid="00156a73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6c0eb" style:font-style-asian="normal" style:font-style-complex="normal"/>
    </style:style>
    <style:style style:name="T11" style:family="text">
      <style:text-properties fo:font-style="normal" fo:font-weight="normal" officeooo:rsid="00156a7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officeooo:rsid="0016c0eb" style:font-style-asian="normal" style:font-weight-asian="bold" style:font-style-complex="normal" style:font-weight-complex="bold"/>
    </style:style>
    <style:style style:name="T13" style:family="text">
      <style:text-properties officeooo:rsid="0015c5f2"/>
    </style:style>
    <style:style style:name="T14" style:family="text">
      <style:text-properties officeooo:rsid="0016c0eb"/>
    </style:style>
    <style:style style:name="T1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0.5pt" fo:font-style="normal" style:font-size-asian="9.14999961853027pt" style:font-style-asian="normal" style:font-size-complex="10.5pt" style:font-style-complex="normal"/>
    </style:style>
    <style:style style:name="T17" style:family="text">
      <style:text-properties fo:font-size="14pt" fo:font-weight="bold" style:font-size-asian="12.25pt" style:font-weight-asian="bold" style:font-size-complex="14pt" style:font-weight-complex="bold"/>
    </style:style>
    <style:style style:name="T18" style:family="text">
      <style:text-properties fo:font-size="15pt" style:font-size-asian="13.1000003814697pt" style:font-size-complex="15pt"/>
    </style:style>
    <style:style style:name="T19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NTRODUÇÃO:</text:p>
      <text:p text:style-name="P18"/>
      <text:p text:style-name="P1"><text:tab/>Relatório técnico feito com o propósito de direcionar <text:span text:style-name="T1">nosso cliente na utilização de determinado algoritmo de busca em arranjos, considerando-se o problema base e o tamanho do arranjo à buscar.</text:span></text:p>
      <text:p text:style-name="P1"><text:tab/>Neste relatório encontram-se também <text:span text:style-name="T1">todas as informações obtidas sobre cada algoritmo, para diferentes tamanhos de vetor. As curvas de crescimento das buscas, as eficácias e recomendações básicas para situações específicas. Esperamos que através deste relatório, seja possível que nosso cliente entenda sua situação e siga nossa recomendação de qual curso de ação seguir.</text:span></text:p>
      <text:p text:style-name="P1"/>
      <text:p text:style-name="P1"/>
      <text:p text:style-name="P17">Descrição do Método:</text:p>
      <text:p text:style-name="P17"/>
      <text:p text:style-name="P3"><text:tab/>Para elaboração apropriada e cosisa deste relatório, seguimos a metodologia d<text:span text:style-name="T8">e geração de dados e sua respectiva análise</text:span>, ou seja, através de diversos testes com <text:span text:style-name="T8">diferentes situações de busca com cada tipo de algoritmo de busca,</text:span> foi-nos permitido possuir verdadeira noção dos rendimentos de cada algoritmo, e as melhores situações em que deve<text:span text:style-name="T8">riam </text:span>ser utilizados. <text:span text:style-name="T13">Como queremos estipular uma mesma tarefa pra cada algoritmo, afim de realizar uma comparação real entre buscas, definimos que eles devem buscar um valor inexistente nos arranjos. </text:span></text:p>
      <text:p text:style-name="P4"><text:span text:style-name="T8"><text:tab/>No caso desta consulta técnica, analisamos 50 diferentes vetores com tamanhos variados de até 75 milhões, nos quais executamos um total de 100 vezes cada 1 da 7 buscas para cada vetor e, através de uma média aritmética progressiva, obtivemos o tempo médio (em milisegundos) para o algoritmo percorrer o arranjo e não achar o valor procurado.</text:span></text:p>
      <text:p text:style-name="P5"><text:span text:style-name="T8"><text:tab/>Por fim, nossa análise se deve pela geração de gráficos individuais para cada algoritmo, representando as curvas de crescimento da busca com relação ao tempo (milisegundos) e tamanho de arranjo a ser buscado.</text:span></text:p>
      <text:p text:style-name="P5"/>
      <text:p text:style-name="P2"><text:tab/><text:span text:style-name="T8">Usufruimos do software livre </text:span><text:span text:style-name="T7">GNUPLOT </text:span><text:span text:style-name="T11">para criação dos gráficos analisados.</text:span></text:p>
      <text:p text:style-name="P2"><text:tab/>Com relação aos materia<text:span text:style-name="T2">i</text:span>s, <text:span text:style-name="T2">utilizamos :</text:span></text:p>
      <text:p text:style-name="P2"><text:tab/><text:tab/><text:span text:style-name="T4">Características </text:span><text:span text:style-name="T5">Técnicas:</text:span></text:p>
      <text:list xml:id="list5514944813377234865" text:style-name="L1">
        <text:list-item>
          <text:p text:style-name="P6"><text:span text:style-name="T14">Processador;</text:span></text:p>
        </text:list-item>
        <text:list-item>
          <text:p text:style-name="P6"><text:span text:style-name="T1">Placa Mãe:</text:span></text:p>
        </text:list-item>
        <text:list-item>
          <text:p text:style-name="P6"><text:span text:style-name="T14">Memória RAM: 8Gb;</text:span></text:p>
        </text:list-item>
        <text:list-item>
          <text:p text:style-name="P6"><text:span text:style-name="T2">Placa de Vídeo:</text:span></text:p>
        </text:list-item>
        <text:list-item>
          <text:p text:style-name="P21"><text:span text:style-name="T15">OS:</text:span></text:p>
        </text:list-item>
        <text:list-item>
          <text:p text:style-name="P22"><text:span text:style-name="T15">Compilador: GCC versão 5.4.0</text:span></text:p>
          <text:p text:style-name="P6"/>
        </text:list-item>
      </text:list>
      <text:p text:style-name="P7"><text:tab/><text:tab/><text:span text:style-name="T5">Linguagem de Programação:</text:span></text:p>
      <text:list xml:id="list5704484118706676511" text:style-name="L4">
        <text:list-item>
          <text:p text:style-name="P8">C++.</text:p>
        </text:list-item>
      </text:list>
      <text:p text:style-name="P9"><text:tab/><text:tab/></text:p>
      <text:p text:style-name="P9"><text:span text:style-name="T3"><text:tab/><text:tab/>Algoritmos Implementados:</text:span></text:p>
      <text:list xml:id="list1206850182833006982" text:style-name="L5">
        <text:list-item>
          <text:p text:style-name="P10">Busca Linear Iterativa;</text:p>
        </text:list-item>
        <text:list-item>
          <text:p text:style-name="P10">Busca Binária Iterativa;</text:p>
        </text:list-item>
        <text:list-item>
          <text:p text:style-name="P10">Busca Binária Recursiva;</text:p>
        </text:list-item>
        <text:list-item>
          <text:p text:style-name="P10">Busca Ternária Iterativa;</text:p>
        </text:list-item>
        <text:list-item>
          <text:p text:style-name="P10">Busca Ternária Recursiva;</text:p>
        </text:list-item>
        <text:list-item>
          <text:p text:style-name="P11">Busca de Fibonacci;</text:p>
        </text:list-item>
        <text:list-item>
          <text:p text:style-name="P12">Jump Search;</text:p>
          <text:p text:style-name="P12"/>
        </text:list-item>
      </text:list>
      <text:p text:style-name="P13"><text:soft-page-break/><text:tab/><text:tab/><text:span text:style-name="T12">Cenários Considerados:</text:span></text:p>
      <text:list xml:id="list2512648211756398759" text:style-name="L7">
        <text:list-item>
          <text:p text:style-name="P15"><text:span text:style-name="T9">Quantidade de vetores: </text:span><text:span text:style-name="T10">5</text:span><text:span text:style-name="T9">0;</text:span></text:p>
        </text:list-item>
        <text:list-item>
          <text:p text:style-name="P15"><text:span text:style-name="T9">Tamanho máximo para um vetor: 75.000.000;</text:span></text:p>
        </text:list-item>
      </text:list>
      <text:list xml:id="list3023933255708309932" text:style-name="L6">
        <text:list-item>
          <text:p text:style-name="P14"><text:span text:style-name="T10">A</text:span><text:span text:style-name="T9">lgoritmos devem buscar valor inexistente no arranjo;</text:span></text:p>
        </text:list-item>
      </text:list>
      <text:p text:style-name="P16"><text:span text:style-name="T9"/></text:p>
      <text:p text:style-name="P19"><text:span text:style-name="T9">Resultados:</text:span><text:span text:style-name="T16">(dps eu dou um nome melhorzinho);</text:span></text:p>
      <text:p text:style-name="P23"><text:span text:style-name="T9"/></text:p>
      <text:p text:style-name="P24"><text:span text:style-name="T9">(Aqui ficam os gráficos)</text:span></text:p>
      <text:p text:style-name="P24"><text:span text:style-name="T9">(((SE UM DIA EU CONSEGUIR GERAR ARHHHAHRHS)));</text:span></text:p>
      <text:p text:style-name="P24"><text:span text:style-name="T9"/></text:p>
      <text:p text:style-name="P20"><text:span text:style-name="T9">Discussão:</text:span><text:span text:style-name="T16">(dps dou um nome melhorzinho);</text:span></text:p>
      <text:p text:style-name="P20"><text:span text:style-name="T16"/></text:p>
      <text:p text:style-name="P25"><text:tab/>Concluindo, descobrimos que os algoritmos baseados em recursão são <text:span text:style-name="T19">alguma coisa </text:span>e os iterativos BLABLA.</text:p>
      <text:p text:style-name="P25"/>
      <text:p text:style-name="P25"><text:tab/>Nossa recomendação para vocês, é que para situações como ------------------- devem optar pela busca binária <text:span text:style-name="T17">(ou outra)(seguir esse exemplo).</text:span></text:p>
      <text:p text:style-name="P25"><text:span text:style-name="T17"/></text:p>
      <text:p text:style-name="P25"><text:span text:style-name="T17"/></text:p>
      <text:p text:style-name="P1">Neste trabalho você deverá atuar como um consultor técnico contratado para ajudar na escolha</text:p>
      <text:p text:style-name="P1">do algoritmo ideal para realizar buscas em um arranjo. Para cumprir seu objetivo você de-</text:p>
      <text:p text:style-name="P1">verá utilizar análise empı́rica de algumas opções de algoritmos tentando simular determinados</text:p>
      <text:p text:style-name="P1">cenários. Os resultados da análise deverão ser apresentados na forma de um relatório técnico</text:p>
      <text:p text:style-name="P1">com suas recomendações para os cenários avaliados em seus experimentos.</text:p>
      <text:p text:style-name="P1">A seguir serão apresentados os cenários a serem simulado e os algoritmos para os quais</text:p>
      <text:p text:style-name="P1">você deverá realizar a análise empı́rica. Também serão listadas orientações para auxiliar na</text:p>
      <text:p text:style-name="P1">elaboração do relatório técnico a ser redigido.</text:p>
      <text:p text:style-name="P1">Ao final do exercı́cio você deve submeter, através do Sigaa, tanto o relatório técnico quanto</text:p>
      <text:p text:style-name="P1">o conjunto de programas desenvolvidos para realizar a análise empı́rica.</text:p>
      <text:p text:style-name="P1">Nas próximas seções serão fornecidos mais detalhes sobre o trabalho, algumas instruções</text:p>
      <text:p text:style-name="P1">para a elaboração do relatório e a polı́tica de colaboração na execução do trabalho em equip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9:12:51.497988301</meta:creation-date>
    <dc:date>2018-03-18T20:42:30.072400750</dc:date>
    <meta:editing-duration>PT11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564" meta:character-count="3695" meta:non-whitespace-character-count="3178"/>
  </office:meta>
</office:document-meta>
</file>